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78.51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34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GradSchoolrank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/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negie Mellon Univers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orgia Institute of Technology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versity of Texas—​Austin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iversity of California—​San Die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rdue University—​West Lafayett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niversity of Southern California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exas A&amp;M University—​College Station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th Carolina State Univers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w York University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versity of California—​Irvine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hio State University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iversity of California—​Santa Barbara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niversity of Chicago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ony Brook University—​SUNY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sachusetts Institute of Technolog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nford Universit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versity of California—​Berkel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versity of Illinois—​Urbana-​Champaign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rnell University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versity of Washington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inceton University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lifornia Institute of Technology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iversity of Wisconsin—​Madison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iversity of California—​Los Angeles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iversity of Michigan—​Ann Arbor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umbia Universit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iversity of Maryland—​College Par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vard University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iversity of Pennsylvania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own University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ice University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ale University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uke University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niversity of Massachusetts—​Amherst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versity of North Carolina—​Chapel Hill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ohns Hopkins University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nnsylvania State University—​University Park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iversity of Minnesota—​Twin Cities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niversity of Virginia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rthwestern University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utgers <text:s/>The State University of New Jersey—​New Brunswick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niversity of California—​Davis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rtmouth College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niversity of Arizona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niversity of Colorado—​Boulder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niversity of Utah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rginia Tech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ashington University in St. Louis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izona State Universit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oston Universit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niversity of Florid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diana University—​Bloomington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nsselaer Polytechnic Institute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niversity of Pittsburgh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niversity of Rochester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igan State University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niversity of California—​Riverside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niversity of California—​Santa Cruz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anderbilt University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rtheastern University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niversity of Illinois—​Chicago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iversity of Notre Dame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owa State University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niversity at Buffalo—​SUNY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niversity of Iowa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niversity of Oregon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eorge Mason University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egon State University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racuse University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se Western Reserve Universit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llege of William and Mar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lorado State Universit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val Postgraduate School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York Universit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fts Universit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versity of Delaware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niversity of Maryland—​Baltimore Count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niversity of Nebraska—​Lincoln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niversity of Tennessee—​Knoxville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niversity of Texas—​Dallas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ashington State Universit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randeis University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emson University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UNY Graduate School and University Center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lorida State University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rge Washington University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niversity of Connecticut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niversity of Kansas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niversity of New Mexico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uburn Universit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righam Young Universit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rexel Universit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ansas State Universit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w Jersey Institute of Technolog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regon Health and Science Universit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niversity of Central Florida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iversity of Georgia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niversity of Kentucky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niversity of Texas—​Arlington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orcester Polytechnic Institute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lorado School of Mines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llinois Institute of Technology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high University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ouisiana State University—​Baton Rouge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evens Institute of Technology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niversity at Albany—​SUNY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niversity of Houston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niversity of Missouri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niversity of North Carolina—​Charlotte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niversity of South Carolina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niversity of South Florida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inghamton University—​SUN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eorgia State Universi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ssouri University of Science &amp; Technolog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outhern Methodist Universi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emple Universi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niversity of Cincinnat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niversity of Oklah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ayne State Universi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est Virginia Universi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ir Force Institute of Technology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laremont Graduate University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lorida Atlantic University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lorida Institute of Technology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10484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GradSchoolrankings.A1:GradSchoolrankings.D12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 style:data-style-name="N2" text:time-value="15:43:27.154962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7T19:11:02.538508226</dc:date>
    <meta:editing-duration>PT2H59M26S</meta:editing-duration>
    <meta:editing-cycles>10</meta:editing-cycles>
    <meta:generator>LibreOffice/4.4.2.2$Linux_X86_64 LibreOffice_project/40m0$Build-2</meta:generator>
    <meta:document-statistic meta:table-count="1" meta:cell-count="393" meta:object-count="0"/>
  </office:meta>
</office:document-meta>
</file>